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9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>
            <text:p>AREA DE ADSCRIPCION</text:p>
          </table:table-cell>
          <table:table-cell table:style-name="ce4" office:value-type="float" office:value="2013">
            <text:p>2013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2011">
            <text:p>2011</text:p>
          </table:table-cell>
          <table:table-cell table:style-name="ce4" office:value-type="float" office:value="2010">
            <text:p>2010</text:p>
          </table:table-cell>
          <table:table-cell table:style-name="ce4" office:value-type="float" office:value="2009">
            <text:p>2009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AGUASCALIENTES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9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AJA CALIFORNIA</text:p>
          </table:table-cell>
          <table:table-cell table:number-columns-repeated="2" table:style-name="ce5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11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AJA CALIFORNIA SUR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3">
            <text:p>13</text:p>
          </table:table-cell>
          <table:table-cell table:style-name="ce9" office:value-type="float" office:value="12">
            <text:p>12</text:p>
          </table:table-cell>
          <table:table-cell table:number-columns-repeated="2" table:style-name="ce9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MPECHE</text:p>
          </table:table-cell>
          <table:table-cell table:number-columns-repeated="2" table:style-name="ce5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HIAPAS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HIHUAHUA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OAHUILA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OLIMA</text:p>
          </table:table-cell>
          <table:table-cell table:number-columns-repeated="2" table:style-name="ce5" office:value-type="float" office:value="5">
            <text:p>5</text:p>
          </table:table-cell>
          <table:table-cell table:number-columns-repeated="3" table:style-name="ce9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ISTRITO FEDERAL</text:p>
          </table:table-cell>
          <table:table-cell table:number-columns-repeated="2" table:style-name="ce5" office:value-type="float" office:value="5">
            <text:p>5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URANGO</text:p>
          </table:table-cell>
          <table:table-cell table:style-name="ce6"/>
          <table:table-cell table:style-name="ce5" office:value-type="float" office:value="1">
            <text:p>1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DO. DE MEXICO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GUANAJUATO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GUERRERO</text:p>
          </table:table-cell>
          <table:table-cell table:number-columns-repeated="2" table:style-name="ce5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HIDALGO</text:p>
          </table:table-cell>
          <table:table-cell table:number-columns-repeated="2" table:style-name="ce5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ALISCO</text:p>
          </table:table-cell>
          <table:table-cell table:number-columns-repeated="2" table:style-name="ce5" office:value-type="float" office:value="10">
            <text:p>10</text:p>
          </table:table-cell>
          <table:table-cell table:number-columns-repeated="3" table:style-name="ce9" office:value-type="float" office:value="9">
            <text:p>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ICHOACAN</text:p>
          </table:table-cell>
          <table:table-cell table:number-columns-repeated="2" table:style-name="ce5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ORELOS</text:p>
          </table:table-cell>
          <table:table-cell table:number-columns-repeated="2" table:style-name="ce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2" office:value-type="string">
            <text:p>NAYARIT</text:p>
          </table:table-cell>
          <table:table-cell table:number-columns-repeated="2" table:style-name="ce5" office:value-type="float" office:value="12">
            <text:p>12</text:p>
          </table:table-cell>
          <table:table-cell table:number-columns-repeated="2" table:style-name="ce9" office:value-type="float" office:value="11">
            <text:p>11</text:p>
          </table:table-cell>
          <table:table-cell table:style-name="ce9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UEVOLEON</text:p>
          </table:table-cell>
          <table:table-cell table:style-name="ce6" table:number-columns-repeated="4"/>
          <table:table-cell table:style-name="ce9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AXACA</text:p>
          </table:table-cell>
          <table:table-cell table:number-columns-repeated="2" table:style-name="ce5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UEBLA</text:p>
          </table:table-cell>
          <table:table-cell table:number-columns-repeated="2" table:style-name="ce5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QUERETARO</text:p>
          </table:table-cell>
          <table:table-cell table:number-columns-repeated="2" table:style-name="ce5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QUINTANA ROO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9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AN LUIS POTOSI</text:p>
          </table:table-cell>
          <table:table-cell table:style-name="ce7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INALOA</text:p>
          </table:table-cell>
          <table:table-cell table:number-columns-repeated="2" table:style-name="ce5" office:value-type="float" office:value="26">
            <text:p>26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8">
            <text:p>1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ONORA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9">
            <text:p>19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18">
            <text:p>1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ABASCO</text:p>
          </table:table-cell>
          <table:table-cell table:style-name="ce7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AMAULIPAS</text:p>
          </table:table-cell>
          <table:table-cell table:style-name="ce8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LAXCALA</text:p>
          </table:table-cell>
          <table:table-cell table:number-columns-repeated="2" table:style-name="ce5" office:value-type="float" office:value="2">
            <text:p>2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VERACRUZ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9" office:value-type="float" office:value="10">
            <text:p>10</text:p>
          </table:table-cell>
          <table:table-cell table:number-columns-repeated="2" table:style-name="ce9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YUCATAN</text:p>
          </table:table-cell>
          <table:table-cell table:style-name="ce8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8">
            <text:p>8</text:p>
          </table:table-cell>
          <table:table-cell table:number-columns-repeated="2" table:style-name="ce9" office:value-type="float" office:value="9">
            <text:p>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ZACATECAS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2/25/2017</text:date>, <text:time>21:1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a Rodriguez Beron</meta:initial-creator>
    <meta:creation-date>2017-02-25T21:09:57</meta:creation-date>
    <dc:date>2017-02-25T21:11:33</dc:date>
    <dc:creator>Gabriela Rodriguez Beron</dc:creator>
    <meta:editing-duration>PT1M36S</meta:editing-duration>
    <meta:editing-cycles>2</meta:editing-cycles>
    <meta:generator>OpenOffice/4.1.1$Unix OpenOffice.org_project/411m6$Build-9775</meta:generator>
    <meta:document-statistic meta:table-count="3" meta:cell-count="191" meta:object-count="0"/>
  </office:meta>
</office:document-meta>
</file>